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73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0193in"/>
    </style:style>
    <style:style style:name="co6" style:family="table-column">
      <style:table-column-properties fo:break-before="auto" style:column-width="1.3846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1.9102in"/>
    </style:style>
    <style:style style:name="co10" style:family="table-column">
      <style:table-column-properties fo:break-before="auto" style:column-width="2.0402in"/>
    </style:style>
    <style:style style:name="co11" style:family="table-column">
      <style:table-column-properties fo:break-before="auto" style:column-width="3.6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Pacote</text:p>
          </table:table-cell>
          <table:covered-table-cell/>
          <table:table-cell office:value-type="string" calcext:value-type="string">
            <text:p>apt-cache</text:p>
          </table:table-cell>
          <table:table-cell office:value-type="string" calcext:value-type="string">
            <text:p>exact matc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smith-waterma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pacote 1</text:p>
          </table:table-cell>
          <table:table-cell office:value-type="string" calcext:value-type="string">
            <text:p>posit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>
            <draw:frame table:end-cell-address="Plan1.AC28" table:end-x="0.0902in" table:end-y="0.1252in" draw:z-index="0" draw:name="Gráfico 4" draw:style-name="gr1" svg:width="9.9374in" svg:height="5.3673in" svg:x="0.1535in" svg:y="0.1752in">
              <draw:object draw:notify-on-update-of-ranges="Plan1.A2:Plan1.B19 Plan1.C1:Plan1.C1 Plan1.C2:Plan1.C19 Plan1.D1:Plan1.D1 Plan1.D2:Plan1.D19 Plan1.E1:Plan1.E1 Plan1.E2:Plan1.E19 Plan1.F1:Plan1.F1 Plan1.F2:Plan1.F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2</text:p>
          </table:table-cell>
          <table:table-cell office:value-type="string" calcext:value-type="string">
            <text:p>positio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3</text:p>
          </table:table-cell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4</text:p>
          </table:table-cell>
          <table:table-cell office:value-type="string" calcext:value-type="string">
            <text:p>posi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5</text:p>
          </table:table-cell>
          <table:table-cell office:value-type="string" calcext:value-type="string">
            <text:p>positi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6</text:p>
          </table:table-cell>
          <table:table-cell office:value-type="string" calcext:value-type="string">
            <text:p>positio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1">
        <table:shapes>
          <draw:frame draw:z-index="0" draw:style-name="gr2" draw:text-style-name="P1" svg:width="9.874in" svg:height="5.8232in" svg:x="9.7331in" svg:y="0.1504in">
            <draw:object draw:notify-on-update-of-ranges="Plan2.A2:Plan2.B13 Plan2.C1:Plan2.C1 Plan2.C2:Plan2.C13 Plan2.D1:Plan2.D1 Plan2.D2:Plan2.D13 Plan2.E1:Plan2.E1 Plan2.E2:Plan2.E13 Plan2.F1:Plan2.F1 Plan2.F2:Plan2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2">
          <table:table-cell table:style-name="ce1" office:value-type="string" calcext:value-type="string" table:number-columns-spanned="2" table:number-rows-spanned="1">
            <text:p>Pacote</text:p>
          </table:table-cell>
          <table:covered-table-cell/>
          <table:table-cell office:value-type="string" calcext:value-type="string">
            <text:p>apt-cache</text:p>
          </table:table-cell>
          <table:table-cell office:value-type="string" calcext:value-type="string">
            <text:p>exact matc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smith-waterma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1</text:p>
          </table:table-cell>
          <table:table-cell office:value-type="string" calcext:value-type="string">
            <text:p>posit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2</text:p>
          </table:table-cell>
          <table:table-cell office:value-type="string" calcext:value-type="string">
            <text:p>positio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3</text:p>
          </table:table-cell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4</text:p>
          </table:table-cell>
          <table:table-cell office:value-type="string" calcext:value-type="string">
            <text:p>posi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5</text:p>
          </table:table-cell>
          <table:table-cell office:value-type="string" calcext:value-type="string">
            <text:p>positi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6</text:p>
          </table:table-cell>
          <table:table-cell office:value-type="string" calcext:value-type="string">
            <text:p>positio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1">
        <table:table-column table:style-name="co7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2">
        <table:table-column table:style-name="co8" table:default-cell-style-name="ce4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2">
          <table:table-cell/>
          <table:table-cell table:style-name="ce5" office:value-type="string" calcext:value-type="string">
            <text:p>Instalar</text:p>
          </table:table-cell>
          <table:table-cell table:style-name="ce5" office:value-type="string" calcext:value-type="string">
            <text:p>Remover</text:p>
          </table:table-cell>
          <table:table-cell table:style-name="ce5" office:value-type="string" calcext:value-type="string">
            <text:p>Procurar</text:p>
          </table:table-cell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apt-get install [pacote]</text:p>
          </table:table-cell>
          <table:table-cell office:value-type="string" calcext:value-type="string">
            <text:p>apt-get purge [pacote]</text:p>
          </table:table-cell>
          <table:table-cell office:value-type="string" calcext:value-type="string">
            <text:p>apt-cache search [pacote]</text:p>
          </table:table-cell>
        </table:table-row>
        <table:table-row table:style-name="ro2">
          <table:table-cell office:value-type="string" calcext:value-type="string">
            <text:p>YUM</text:p>
          </table:table-cell>
          <table:table-cell office:value-type="string" calcext:value-type="string">
            <text:p>yum install [pacote]</text:p>
          </table:table-cell>
          <table:table-cell office:value-type="string" calcext:value-type="string">
            <text:p>yum purge [pacote]</text:p>
          </table:table-cell>
          <table:table-cell office:value-type="string" calcext:value-type="string">
            <text:p>yum search [pacote]</text:p>
          </table:table-cell>
        </table:table-row>
        <table:table-row table:style-name="ro2">
          <table:table-cell office:value-type="string" calcext:value-type="string">
            <text:p>Pacman</text:p>
          </table:table-cell>
          <table:table-cell office:value-type="string" calcext:value-type="string">
            <text:p>pacman -S [pacote]</text:p>
          </table:table-cell>
          <table:table-cell office:value-type="string" calcext:value-type="string">
            <text:p>pacman -Rc [pacote]</text:p>
          </table:table-cell>
          <table:table-cell office:value-type="string" calcext:value-type="string">
            <text:p>pacman -Qi <text:s/>[pacote]</text:p>
          </table:table-cell>
        </table:table-row>
        <table:table-row table:style-name="ro2">
          <table:table-cell office:value-type="string" calcext:value-type="string">
            <text:p>Emerge</text:p>
          </table:table-cell>
          <table:table-cell office:value-type="string" calcext:value-type="string">
            <text:p>emerge [pacote]</text:p>
          </table:table-cell>
          <table:table-cell office:value-type="string" calcext:value-type="string">
            <text:p>emerge remove [pacote]</text:p>
          </table:table-cell>
          <table:table-cell office:value-type="string" calcext:value-type="string">
            <text:p>emerge search [pacote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154in" fo:margin-bottom="0.3154in" fo:margin-left="0.5118in" fo:margin-right="0.5118in" style:print="charts drawings objects"/>
      <style:header-style>
        <style:header-footer-properties fo:min-height="0.472in" fo:margin-left="0.5118in" fo:margin-right="0.5118in" fo:margin-bottom="0in"/>
      </style:header-style>
      <style:footer-style>
        <style:header-footer-properties fo:min-height="0.472in" fo:margin-left="0.5118in" fo:margin-right="0.511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6:13:47.437080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Thata</meta:initial-creator>
    <meta:creation-date>2014-10-19T16:41:00Z</meta:creation-date>
    <dc:date>2014-11-06T16:34:50.258200834</dc:date>
    <meta:editing-duration>P0D</meta:editing-duration>
    <meta:editing-cycles>4</meta:editing-cycles>
    <dc:creator>Luiz </dc:creator>
    <meta:document-statistic meta:table-count="4" meta:cell-count="1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75" chart:overlap="-25" chart:reverse-direction="false" text:line-break="false" chart:axis-position="start"/>
      <style:graphic-properties draw:stroke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graphic-properties draw:stroke="none" draw:fill-color="#4f81bd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0504d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bbb59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064a2" dr3d:edge-rounding="5%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stroke="solid" svg:stroke-width="0.026cm" svg:stroke-color="#868686" draw:fill="none" draw:fill-color="#d9d9d9"/>
    </style:style>
  </office:automatic-styles>
  <office:body>
    <office:chart>
      <chart:chart svg:width="25.246cm" svg:height="13.634cm" xlink:href=".." xlink:type="simple" chart:class="chart:bar" chart:style-name="ch1">
        <chart:title svg:x="9.952cm" svg:y="0.408cm" chart:style-name="ch2">
          <text:p>Gráfico bonito</text:p>
        </chart:title>
        <chart:legend chart:legend-position="bottom" svg:x="6.854cm" svg:y="12.78cm" style:legend-expansion="wide" chart:style-name="ch3"/>
        <chart:plot-area chart:style-name="ch4" table:cell-range-address="Plan1.A1:Plan1.F19" chart:data-source-has-labels="both" svg:x="0.954cm" svg:y="2.375cm" svg:width="23.284cm" svg:height="9.713cm">
          <chartooo:coordinate-region svg:x="1.523cm" svg:y="2.61cm" svg:width="22.715cm" svg:height="6.084cm"/>
          <chart:axis chart:dimension="x" chart:name="primary-x" chart:style-name="ch5" chartooo:axis-type="text">
            <chart:categories table:cell-range-address="Plan1.A2:Plan1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1.C2:Plan1.C19" chart:label-cell-address="Plan1.C1:Plan1.C1" chart:class="chart:bar">
            <chart:data-point chart:repeated="18"/>
          </chart:series>
          <chart:series chart:style-name="ch9" chart:values-cell-range-address="Plan1.D2:Plan1.D19" chart:label-cell-address="Plan1.D1:Plan1.D1" chart:class="chart:bar">
            <chart:data-point chart:repeated="18"/>
          </chart:series>
          <chart:series chart:style-name="ch10" chart:values-cell-range-address="Plan1.E2:Plan1.E19" chart:label-cell-address="Plan1.E1:Plan1.E1" chart:class="chart:bar">
            <chart:data-point chart:repeated="18"/>
          </chart:series>
          <chart:series chart:style-name="ch11" chart:values-cell-range-address="Plan1.F2:Plan1.F19" chart:label-cell-address="Plan1.F1:Plan1.F1" chart:class="chart:ba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Plan1.C1:Plan1.C1</svg:desc>
                </draw:g>
              </table:table-cell>
              <table:table-cell office:value-type="string">
                <text:p>exact match</text:p>
                <draw:g>
                  <svg:desc>Plan1.D1:Plan1.D1</svg:desc>
                </draw:g>
              </table:table-cell>
              <table:table-cell office:value-type="string">
                <text:p>levenshtein</text:p>
                <draw:g>
                  <svg:desc>Plan1.E1:Plan1.E1</svg:desc>
                </draw:g>
              </table:table-cell>
              <table:table-cell office:value-type="string">
                <text:p>smith-waterman</text:p>
                <draw:g>
                  <svg:desc>Plan1.F1:Plan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ote 1 position</text:p>
                <text:list>
                  <text:list-item>
                    <text:p>pacote 1</text:p>
                  </text:list-item>
                  <text:list-item>
                    <text:p>position</text:p>
                  </text:list-item>
                </text:list>
                <draw:g>
                  <svg:desc>Plan1.A2:Plan1.B19</svg:desc>
                </draw:g>
              </table:table-cell>
              <table:table-cell office:value-type="float" office:value="7">
                <text:p>7</text:p>
                <draw:g>
                  <svg:desc>Plan1.C2:Plan1.C19</svg:desc>
                </draw:g>
              </table:table-cell>
              <table:table-cell office:value-type="float" office:value="5">
                <text:p>5</text:p>
                <draw:g>
                  <svg:desc>Plan1.D2:Plan1.D19</svg:desc>
                </draw:g>
              </table:table-cell>
              <table:table-cell office:value-type="float" office:value="6">
                <text:p>6</text:p>
                <draw:g>
                  <svg:desc>Plan1.E2:Plan1.E19</svg:desc>
                </draw:g>
              </table:table-cell>
              <table:table-cell office:value-type="float" office:value="4">
                <text:p>4</text:p>
                <draw:g>
                  <svg:desc>Plan1.F2:Plan1.F19</svg:desc>
                </draw:g>
              </table:table-cell>
            </table:table-row>
            <table:table-row>
              <table:table-cell office:value-type="string">
                <text:p>pacote 1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1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2 position</text:p>
                <text:list>
                  <text:list-item>
                    <text:p>pacote 2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cote 2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2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3 position</text:p>
                <text:list>
                  <text:list-item>
                    <text:p>pacote 3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3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3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4 position</text:p>
                <text:list>
                  <text:list-item>
                    <text:p>pacote 4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cote 4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4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5 position</text:p>
                <text:list>
                  <text:list-item>
                    <text:p>pacote 5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cote 5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5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6 position</text:p>
                <text:list>
                  <text:list-item>
                    <text:p>pacote 6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6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6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pyramid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pyramid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pyramid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1cm" svg:height="14.792cm" xlink:href=".." xlink:type="simple" chart:class="chart:bar" chart:style-name="ch1">
        <chart:legend chart:legend-position="end" svg:x="21.756cm" svg:y="6.316cm" style:legend-expansion="high" chart:style-name="ch2"/>
        <chart:plot-area chart:style-name="ch3" table:cell-range-address="Plan2.A2:Plan2.F13 Plan2.C1:Plan2.F1" chart:data-source-has-labels="both" svg:x="0.951cm" svg:y="1.02cm" svg:width="19.803cm" svg:height="13.0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8cm" svg:y="1.05cm" svg:width="19.008cm" svg:height="11.9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2.A2:Plan2.B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2.C2:Plan2.C13" chart:label-cell-address="Plan2.C1:Plan2.C1" chart:class="chart:bar">
            <chart:data-point chart:repeated="12"/>
          </chart:series>
          <chart:series chart:style-name="ch8" chart:values-cell-range-address="Plan2.D2:Plan2.D13" chart:label-cell-address="Plan2.D1:Plan2.D1" chart:class="chart:bar">
            <chart:data-point chart:repeated="12"/>
          </chart:series>
          <chart:series chart:style-name="ch9" chart:values-cell-range-address="Plan2.E2:Plan2.E13" chart:label-cell-address="Plan2.E1:Plan2.E1" chart:class="chart:bar">
            <chart:data-point chart:repeated="12"/>
          </chart:series>
          <chart:series chart:style-name="ch10" chart:values-cell-range-address="Plan2.F2:Plan2.F13" chart:label-cell-address="Plan2.F1:Plan2.F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Plan2.C1:Plan2.C1</svg:desc>
                </draw:g>
              </table:table-cell>
              <table:table-cell office:value-type="string">
                <text:p>exact match</text:p>
                <draw:g>
                  <svg:desc>Plan2.D1:Plan2.D1</svg:desc>
                </draw:g>
              </table:table-cell>
              <table:table-cell office:value-type="string">
                <text:p>levenshtein</text:p>
                <draw:g>
                  <svg:desc>Plan2.E1:Plan2.E1</svg:desc>
                </draw:g>
              </table:table-cell>
              <table:table-cell office:value-type="string">
                <text:p>smith-waterman</text:p>
                <draw:g>
                  <svg:desc>Plan2.F1:Plan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ote 1 position</text:p>
                <text:list>
                  <text:list-item>
                    <text:p>pacote 1</text:p>
                  </text:list-item>
                  <text:list-item>
                    <text:p>position</text:p>
                  </text:list-item>
                </text:list>
                <draw:g>
                  <svg:desc>Plan2.A2:Plan2.B13</svg:desc>
                </draw:g>
              </table:table-cell>
              <table:table-cell office:value-type="float" office:value="7">
                <text:p>7</text:p>
                <draw:g>
                  <svg:desc>Plan2.C2:Plan2.C13</svg:desc>
                </draw:g>
              </table:table-cell>
              <table:table-cell office:value-type="float" office:value="5">
                <text:p>5</text:p>
                <draw:g>
                  <svg:desc>Plan2.D2:Plan2.D13</svg:desc>
                </draw:g>
              </table:table-cell>
              <table:table-cell office:value-type="float" office:value="6">
                <text:p>6</text:p>
                <draw:g>
                  <svg:desc>Plan2.E2:Plan2.E13</svg:desc>
                </draw:g>
              </table:table-cell>
              <table:table-cell office:value-type="float" office:value="4">
                <text:p>4</text:p>
                <draw:g>
                  <svg:desc>Plan2.F2:Plan2.F13</svg:desc>
                </draw:g>
              </table:table-cell>
            </table:table-row>
            <table:table-row>
              <table:table-cell office:value-type="string">
                <text:p>pacote 1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2 position</text:p>
                <text:list>
                  <text:list-item>
                    <text:p>pacote 2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cote 2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3 position</text:p>
                <text:list>
                  <text:list-item>
                    <text:p>pacote 3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3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4 position</text:p>
                <text:list>
                  <text:list-item>
                    <text:p>pacote 4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cote 4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5 position</text:p>
                <text:list>
                  <text:list-item>
                    <text:p>pacote 5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cote 5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6 position</text:p>
                <text:list>
                  <text:list-item>
                    <text:p>pacote 6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6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